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2800000028FE0AD11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FreeSans1" fo:font-size="13pt" officeooo:rsid="00002238" officeooo:paragraph-rsid="00002238" style:font-size-asian="13pt" style:font-size-complex="13pt"/>
    </style:style>
    <style:style style:name="P2" style:family="paragraph" style:parent-style-name="Standard">
      <style:text-properties style:font-name="FreeSans1" fo:font-size="15pt" officeooo:rsid="00002238" officeooo:paragraph-rsid="00002238" style:font-size-asian="15pt" style:font-size-complex="15pt"/>
    </style:style>
    <style:style style:name="P3" style:family="paragraph" style:parent-style-name="Standard">
      <style:text-properties style:font-name="FreeSans1" fo:font-size="15pt" fo:font-weight="bold" officeooo:rsid="00002238" officeooo:paragraph-rsid="00002238" style:font-size-asian="15pt" style:font-weight-asian="bold" style:font-size-complex="15pt" style:font-weight-complex="bold"/>
    </style:style>
    <style:style style:name="P4" style:family="paragraph" style:parent-style-name="Standard">
      <style:text-properties style:font-name="FreeSans1" fo:font-weight="bold" officeooo:rsid="00038d49" officeooo:paragraph-rsid="00038d49" style:font-weight-asian="bold" style:font-weight-complex="bold"/>
    </style:style>
    <style:style style:name="P5" style:family="paragraph" style:parent-style-name="Standard">
      <style:text-properties style:font-name="FreeSans1" fo:font-weight="normal" officeooo:rsid="00048021" officeooo:paragraph-rsid="00038d49" style:font-weight-asian="normal" style:font-weight-complex="normal"/>
    </style:style>
    <style:style style:name="P6" style:family="paragraph" style:parent-style-name="Standard">
      <style:text-properties style:font-name="FreeSans1" officeooo:rsid="00084146" officeooo:paragraph-rsid="00084146"/>
    </style:style>
    <style:style style:name="P7" style:family="paragraph" style:parent-style-name="Standard">
      <style:text-properties style:font-name="FreeSans1" officeooo:rsid="00084146" officeooo:paragraph-rsid="000a12cf"/>
    </style:style>
    <style:style style:name="P8" style:family="paragraph" style:parent-style-name="Standard">
      <style:text-properties style:font-name="FreeSans1" officeooo:rsid="000a12cf" officeooo:paragraph-rsid="000a12cf"/>
    </style:style>
    <style:style style:name="P9" style:family="paragraph" style:parent-style-name="Standard">
      <style:text-properties officeooo:paragraph-rsid="00002238"/>
    </style:style>
    <style:style style:name="P10" style:family="paragraph" style:parent-style-name="Standard">
      <style:text-properties fo:font-weight="bold" officeooo:rsid="000031eb" officeooo:paragraph-rsid="000031eb" style:font-weight-asian="bold" style:font-weight-complex="bold"/>
    </style:style>
    <style:style style:name="P11" style:family="paragraph" style:parent-style-name="Standard">
      <style:text-properties fo:font-weight="bold" officeooo:rsid="00038d49" officeooo:paragraph-rsid="00038d49" style:font-weight-asian="bold" style:font-weight-complex="bold"/>
    </style:style>
    <style:style style:name="P12" style:family="paragraph" style:parent-style-name="Standard">
      <style:text-properties fo:font-weight="bold" officeooo:rsid="00084146" officeooo:paragraph-rsid="00084146" style:font-weight-asian="bold" style:font-weight-complex="bold"/>
    </style:style>
    <style:style style:name="P13" style:family="paragraph" style:parent-style-name="Standard">
      <style:text-properties fo:font-weight="normal" officeooo:rsid="00038d49" officeooo:paragraph-rsid="00038d49" style:font-weight-asian="normal" style:font-weight-complex="normal"/>
    </style:style>
    <style:style style:name="P14" style:family="paragraph" style:parent-style-name="Standard">
      <style:text-properties officeooo:rsid="000031eb" officeooo:paragraph-rsid="00038d49"/>
    </style:style>
    <style:style style:name="P15" style:family="paragraph" style:parent-style-name="Standard">
      <style:text-properties officeooo:rsid="00084146" officeooo:paragraph-rsid="00084146"/>
    </style:style>
    <style:style style:name="P16" style:family="paragraph" style:parent-style-name="Standard">
      <style:text-properties officeooo:rsid="000d651f" officeooo:paragraph-rsid="00084146"/>
    </style:style>
    <style:style style:name="T1" style:family="text">
      <style:text-properties style:font-name="FreeSans1"/>
    </style:style>
    <style:style style:name="T2" style:family="text">
      <style:text-properties style:font-name="FreeSans1" fo:font-size="13pt" officeooo:rsid="00002238" style:font-size-asian="13pt" style:font-size-complex="13pt"/>
    </style:style>
    <style:style style:name="T3" style:family="text">
      <style:text-properties style:font-name="FreeSans1" officeooo:rsid="00002238"/>
    </style:style>
    <style:style style:name="T4" style:family="text">
      <style:text-properties style:font-name="FreeSans1" officeooo:rsid="000073ea"/>
    </style:style>
    <style:style style:name="T5" style:family="text">
      <style:text-properties style:font-name="FreeSans1" officeooo:rsid="0003dfb8"/>
    </style:style>
    <style:style style:name="T6" style:family="text">
      <style:text-properties style:font-name="FreeSans1" officeooo:rsid="00048021"/>
    </style:style>
    <style:style style:name="T7" style:family="text">
      <style:text-properties style:font-name="FreeSans1" officeooo:rsid="000487ff"/>
    </style:style>
    <style:style style:name="T8" style:family="text">
      <style:text-properties style:font-name="FreeSans1" officeooo:rsid="0005f3b5"/>
    </style:style>
    <style:style style:name="T9" style:family="text">
      <style:text-properties style:font-name="FreeSans1" officeooo:rsid="00110466"/>
    </style:style>
    <style:style style:name="T10" style:family="text">
      <style:text-properties style:font-name="FreeSans1" officeooo:rsid="0011d489"/>
    </style:style>
    <style:style style:name="T11" style:family="text">
      <style:text-properties style:font-name="FreeSans1" officeooo:rsid="001347f2"/>
    </style:style>
    <style:style style:name="T12" style:family="text">
      <style:text-properties style:font-name="FreeSans1" officeooo:rsid="0015343b"/>
    </style:style>
    <style:style style:name="T13" style:family="text">
      <style:text-properties style:font-name="FreeSans1" officeooo:rsid="0016bfd4"/>
    </style:style>
    <style:style style:name="T14" style:family="text">
      <style:text-properties officeooo:rsid="000a12cf"/>
    </style:style>
    <style:style style:name="T15" style:family="text">
      <style:text-properties officeooo:rsid="000a382b"/>
    </style:style>
    <style:style style:name="T16" style:family="text">
      <style:text-properties officeooo:rsid="000a6f58"/>
    </style:style>
    <style:style style:name="T17" style:family="text">
      <style:text-properties officeooo:rsid="000bab1c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Spectrotracer – Web config</text:p>
      <text:p text:style-name="P2"/>
      <text:p text:style-name="P1">System config – runtime implementation, interface and functionalities</text:p>
      <text:p text:style-name="P1"/>
      <text:p text:style-name="P9"><text:span text:style-name="T2">- Datatables js – main table wrapper providing functionalities, additional libraries for React requirement: </text:span><text:span text:style-name="T1">datatables.net-dt, </text:span><text:span text:style-name="T3">bootstrap for styling</text:span></text:p>
      <text:p text:style-name="P9"><text:span text:style-name="T3"/></text:p>
      <text:p text:style-name="P9"><text:span text:style-name="T3"/></text:p>
      <text:p text:style-name="P9"><text:span text:style-name="T3"/></text:p>
      <text:p text:style-name="P10"><text:span text:style-name="T3">T</text:span><text:span text:style-name="T1">asks:</text:span></text:p>
      <text:p text:style-name="P10"><text:span text:style-name="T1"/></text:p>
      <text:p text:style-name="P4">20.01.</text:p>
      <text:p text:style-name="P11"><text:span text:style-name="T1"/></text:p>
      <text:p text:style-name="P13"><text:span text:style-name="T1">- </text:span><text:span text:style-name="T5">further discuss implementation of the new proposed idea</text:span></text:p>
      <text:p text:style-name="P13"><text:span text:style-name="T5">- </text:span><text:span text:style-name="T6">testing project for data tables fit more into proposed new management for web config</text:span></text:p>
      <text:p text:style-name="P11"><text:span text:style-name="T1"/></text:p>
      <text:p text:style-name="P4">21.01.</text:p>
      <text:p text:style-name="P11"><text:span text:style-name="T1"/></text:p>
      <text:p text:style-name="P13"><text:span text:style-name="T1">- </text:span><text:span text:style-name="T6">adjust new libraries to fit into the existing project</text:span></text:p>
      <text:p text:style-name="P13"><text:span text:style-name="T6">- refactor </text:span><text:span text:style-name="T8">and salvage</text:span><text:span text:style-name="T6"> existing code in react for main config component to prepare it with the new implementation</text:span></text:p>
      <text:p text:style-name="P5">- fit into existing project </text:p>
      <text:p text:style-name="P11"><text:span text:style-name="T1"/></text:p>
      <text:p text:style-name="P11"><text:span text:style-name="T1">22.01. – </text:span><text:span text:style-name="T7">24.01.</text:span></text:p>
      <text:p text:style-name="P13"><text:span text:style-name="T1"/></text:p>
      <text:p text:style-name="P13"><text:span text:style-name="T1">- </text:span><text:span text:style-name="T6">test current working project, and check for further adjustements</text:span></text:p>
      <text:p text:style-name="P14"><text:span text:style-name="T4"/></text:p>
      <text:p text:style-name="P14"><text:span text:style-name="T4"/></text:p>
      <text:p text:style-name="P12"><text:span text:style-name="T4">c</text:span><text:span text:style-name="T1">hanges to address:</text:span></text:p>
      <text:p text:style-name="P15"><text:span text:style-name="T1"/></text:p>
      <text:p text:style-name="P6">- checkbox for Unknown hide or display – <text:span text:style-name="T14">for ALL</text:span></text:p>
      <text:p text:style-name="P6">- <text:span text:style-name="T14">instead of showing application in a crowded space of the cell, create a new row to display the applications if needed by the user (mostly will be used by production team)</text:span></text:p>
      <text:p text:style-name="P7">- <text:span text:style-name="T14">menu sections:</text:span></text:p>
      <text:p text:style-name="P8">Selected to Change – important to implement for the search when the user does not change any value of the selected item and wants to apply the changes, he needs to be prompted about a need to change</text:p>
      <text:p text:style-name="P8">Not yet Applied – <text:span text:style-name="T15">the pending requests that are still waiting to be approved, plus rejected ones </text:span></text:p>
      <text:p text:style-name="P8">- <text:span text:style-name="T16">make it responsive from the start </text:span><text:span text:style-name="T17">so less hassle later</text:span></text:p>
      <text:p text:style-name="P16"><text:span text:style-name="T1"/></text:p>
      <text:p text:style-name="P16"><text:span text:style-name="T1"/></text:p>
      <text:p text:style-name="P16"><text:span text:style-name="T1"/></text:p>
      <text:p text:style-name="P16"><text:span text:style-name="T1">- </text:span><text:span text:style-name="T9">to leverage between using react and jquery with datatables I had to understand what is their main difference but also similarity</text:span></text:p>
      <text:p text:style-name="P16"><text:span text:style-name="T9"/></text:p>
      <text:p text:style-name="P16"><text:span text:style-name="T9"/></text:p>
      <text:p text:style-name="P16"><text:soft-page-break/><text:span text:style-name="T9">One very important point when using React is that you need it to </text:span><text:span text:style-name="Emphasis"><text:span text:style-name="T9">not</text:span></text:span><text:span text:style-name="T9"> manipulate the table's DOM. You must let DataTables to that - since having two libraries trying to control the same DOM elements is only going to lead to disaster </text:span><text:span text:style-name="T9"><draw:frame draw:style-name="fr1" draw:name="Image1" text:anchor-type="as-char" svg:width="0.2083in" svg:height="0.2083in" draw:z-index="0"><draw:image xlink:href="Pictures/100000010000002800000028FE0AD115.png" xlink:type="simple" xlink:show="embed" xlink:actuate="onLoad" draw:mime-type="image/png"/><svg:title>:)</svg:title></draw:frame></text:span><text:span text:style-name="T9">.</text:span></text:p>
      <text:p text:style-name="P16"><text:span text:style-name="T9"/></text:p>
      <text:p text:style-name="P16"><text:span text:style-name="T9"/></text:p>
      <text:p text:style-name="P16"><text:span text:style-name="T9">- </text:span><text:span text:style-name="T10">Setting SSE in Aserver</text:span></text:p>
      <text:p text:style-name="P16"><text:span text:style-name="T10">- leverage which tool is better to use </text:span><text:span text:style-name="T11">(React Datatables combined // Jquery Datatables hybrid possible crashes and mismatch in DOM configuration and event handling priorities)</text:span></text:p>
      <text:p text:style-name="P16"><text:span text:style-name="T11"/></text:p>
      <text:p text:style-name="P16"><text:span text:style-name="T11"/></text:p>
      <text:p text:style-name="P16"><text:span text:style-name="T11">- </text:span><text:span text:style-name="T13">advanced settings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DejaVu Serif" svg:font-family="'DejaVu Serif'" style:font-family-generic="roman" style:font-pitch="variable"/>
    <style:font-face style:name="FreeSans" svg:font-family="FreeSans" style:font-family-generic="swiss"/>
    <style:font-face style:name="FreeSans1" svg:font-family="FreeSans" style:font-family-generic="swiss" style:font-pitch="variable"/>
    <style:font-face style:name="FreeSans2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DejaVu Serif" fo:font-size="12pt" fo:language="en" fo:country="US" style:letter-kerning="true" style:font-name-asian="Noto Serif CJK SC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DejaVu Sans" fo:font-family="'DejaVu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2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DejaVu Serif" fo:font-family="'DejaVu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FreeSans2" style:font-family-complex="FreeSans" style:font-family-generic-complex="system" style:font-pitch-complex="variable" style:font-size-complex="18pt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6T13:09:29.682586192</meta:creation-date>
    <dc:date>2025-01-23T14:03:08.079862430</dc:date>
    <meta:editing-duration>PT4H58M53S</meta:editing-duration>
    <meta:editing-cycles>23</meta:editing-cycles>
    <meta:generator>LibreOffice/24.2.7.2$Linux_X86_64 LibreOffice_project/420$Build-2</meta:generator>
    <meta:document-statistic meta:table-count="0" meta:image-count="1" meta:object-count="0" meta:page-count="2" meta:paragraph-count="25" meta:word-count="311" meta:character-count="1869" meta:non-whitespace-character-count="1573"/>
  </office:meta>
</office:document-meta>
</file>